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51.000000000000000pt"/>
    </style:style>
    <style:style style:name="co2" style:family="table-column">
      <style:table-column-properties style:column-width="24.000000000000000pt"/>
    </style:style>
    <style:style style:name="co3" style:family="table-column">
      <style:table-column-properties style:column-width="19.000000000000000pt"/>
    </style:style>
    <style:style style:name="co4" style:family="table-column">
      <style:table-column-properties style:column-width="26.499999999980417pt"/>
    </style:style>
    <style:style style:name="co5" style:family="table-column">
      <style:table-column-properties style:column-width="57.000000000000000pt"/>
    </style:style>
    <style:style style:name="co6" style:family="table-column">
      <style:table-column-properties style:column-width="64.010000000000005pt"/>
    </style:style>
    <style:style style:name="ro1" style:family="table-row">
      <style:table-row-properties style:row-height="12.810000000000000pt"/>
    </style:style>
    <style:style style:name="ce1" style:family="table-cell">
      <style:text-properties fo:font-family="'Liberation Sans'" fo:font-size="9.000000000000000pt"/>
    </style:style>
    <number:number-style style:name="N1">
      <number:number number:decimal-places="2" number:min-integer-digits="1" number:grouping="1"/>
    </number:number-style>
  </office:automatic-styles>
  <office:body>
    <office:spreadsheet>
      <table:calculation-settings table:automatic-find-labels="false"/>
      <table:table table:name="Sheet1" table:style-name="ta1">
        <table:table-column table:style-name="co1"/>
        <table:table-column table:style-name="co2"/>
        <table:table-column table:style-name="co3"/>
        <table:table-column table:style-name="co2"/>
        <table:table-column table:style-name="co4"/>
        <table:table-column table:style-name="co5"/>
        <table:table-column table:style-name="co6" table:number-columns-repeated="2"/>
        <table:table-row>
          <table:table-cell office:value-type="string" office:string-value=""/>
          <table:table-cell office:value-type="string" office:string-value="Expected Number">
            <text:p>Expected Number</text:p>
          </table:table-cell>
        </table:table-row>
        <table:table-row>
          <table:table-cell office:value-type="string" office:string-value=""/>
          <table:table-cell office:value-type="string" office:string-value="E[U]">
            <text:p>E[U]</text:p>
          </table:table-cell>
        </table:table-row>
        <table:table-row table:style-name="ro1">
          <table:table-cell office:value-type="string" office:string-value="MALE_YOUNG">
            <text:p>MALE_YOUNG</text:p>
          </table:table-cell>
          <table:table-cell office:value-type="float" office:value="2353">
            <text:p>2353</text:p>
          </table:table-cell>
          <table:table-cell office:value-type="string" office:string-value="" table:number-columns-repeated="2"/>
          <table:table-cell office:value-type="float" office:value="1176" table:formula="=floor(0.5*[.B3])">
            <text:p>1176</text:p>
          </table:table-cell>
          <table:table-cell office:value-type="float" office:value="2117" table:formula="=floor(0.9*[.B3])">
            <text:p>2117</text:p>
          </table:table-cell>
          <table:table-cell office:value-type="float" office:value="2588" table:style-name="ce1" table:formula="=floor(1.1*[.B3])">
            <text:p>2588</text:p>
          </table:table-cell>
        </table:table-row>
        <table:table-row>
          <table:table-cell office:value-type="string" office:string-value="MALE_OLD">
            <text:p>MALE_OLD</text:p>
          </table:table-cell>
          <table:table-cell office:value-type="float" office:value="2603">
            <text:p>2603</text:p>
          </table:table-cell>
          <table:table-cell office:value-type="string" office:string-value="" table:number-columns-repeated="2"/>
          <table:table-cell office:value-type="float" office:value="1301" table:formula="=floor(0.5*[.B4])">
            <text:p>1301</text:p>
          </table:table-cell>
          <table:table-cell office:value-type="float" office:value="2342" table:formula="=floor(0.9*[.B4])">
            <text:p>2342</text:p>
          </table:table-cell>
          <table:table-cell office:value-type="float" office:value="2863" table:style-name="ce1" table:formula="=floor(1.1*[.B4])">
            <text:p>2863</text:p>
          </table:table-cell>
        </table:table-row>
        <table:table-row>
          <table:table-cell office:value-type="string" office:string-value="MALE_LOW_INCOME">
            <text:p>MALE_LOW_INCOME</text:p>
          </table:table-cell>
          <table:table-cell office:value-type="float" office:value="3631">
            <text:p>3631</text:p>
          </table:table-cell>
          <table:table-cell office:value-type="string" office:string-value="" table:number-columns-repeated="2"/>
          <table:table-cell office:value-type="float" office:value="1815" table:formula="=floor(0.5*[.B5])">
            <text:p>1815</text:p>
          </table:table-cell>
          <table:table-cell office:value-type="float" office:value="3267" table:formula="=floor(0.9*[.B5])">
            <text:p>3267</text:p>
          </table:table-cell>
          <table:table-cell office:value-type="float" office:value="3994" table:style-name="ce1" table:formula="=floor(1.1*[.B5])">
            <text:p>3994</text:p>
          </table:table-cell>
        </table:table-row>
        <table:table-row>
          <table:table-cell office:value-type="string" office:string-value="MALE_HIGH_INCOME">
            <text:p>MALE_HIGH_INCOME</text:p>
          </table:table-cell>
          <table:table-cell office:value-type="float" office:value="1325">
            <text:p>1325</text:p>
          </table:table-cell>
          <table:table-cell office:value-type="string" office:string-value="" table:number-columns-repeated="2"/>
          <table:table-cell office:value-type="float" office:value="662" table:formula="=floor(0.5*[.B6])">
            <text:p>662</text:p>
          </table:table-cell>
          <table:table-cell office:value-type="float" office:value="1192" table:formula="=floor(0.9*[.B6])">
            <text:p>1192</text:p>
          </table:table-cell>
          <table:table-cell office:value-type="float" office:value="1457" table:style-name="ce1" table:formula="=floor(1.1*[.B6])">
            <text:p>1457</text:p>
          </table:table-cell>
        </table:table-row>
        <table:table-row>
          <table:table-cell office:value-type="string" office:string-value="FEMALE_YOUNG">
            <text:p>FEMALE_YOUNG</text:p>
          </table:table-cell>
          <table:table-cell office:value-type="float" office:value="2236">
            <text:p>2236</text:p>
          </table:table-cell>
          <table:table-cell office:value-type="string" office:string-value="" table:number-columns-repeated="2"/>
          <table:table-cell office:value-type="float" office:value="1118" table:formula="=floor(0.5*[.B7])">
            <text:p>1118</text:p>
          </table:table-cell>
          <table:table-cell office:value-type="float" office:value="2012" table:formula="=floor(0.9*[.B7])">
            <text:p>2012</text:p>
          </table:table-cell>
          <table:table-cell office:value-type="float" office:value="2459" table:style-name="ce1" table:formula="=floor(1.1*[.B7])">
            <text:p>2459</text:p>
          </table:table-cell>
        </table:table-row>
        <table:table-row>
          <table:table-cell office:value-type="string" office:string-value="FEMALE_OLD">
            <text:p>FEMALE_OLD</text:p>
          </table:table-cell>
          <table:table-cell office:value-type="float" office:value="2808">
            <text:p>2808</text:p>
          </table:table-cell>
          <table:table-cell office:value-type="string" office:string-value="" table:number-columns-repeated="2"/>
          <table:table-cell office:value-type="float" office:value="1404" table:formula="=floor(0.5*[.B8])">
            <text:p>1404</text:p>
          </table:table-cell>
          <table:table-cell office:value-type="float" office:value="2527" table:formula="=floor(0.9*[.B8])">
            <text:p>2527</text:p>
          </table:table-cell>
          <table:table-cell office:value-type="float" office:value="3088" table:style-name="ce1" table:formula="=floor(1.1*[.B8])">
            <text:p>3088</text:p>
          </table:table-cell>
        </table:table-row>
        <table:table-row>
          <table:table-cell office:value-type="string" office:string-value="FEMALE_LOW_INCOME">
            <text:p>FEMALE_LOW_INCOME</text:p>
          </table:table-cell>
          <table:table-cell office:value-type="float" office:value="4381">
            <text:p>4381</text:p>
          </table:table-cell>
          <table:table-cell office:value-type="string" office:string-value="" table:number-columns-repeated="2"/>
          <table:table-cell office:value-type="float" office:value="2190" table:formula="=floor(0.5*[.B9])">
            <text:p>2190</text:p>
          </table:table-cell>
          <table:table-cell office:value-type="float" office:value="3942" table:formula="=floor(0.9*[.B9])">
            <text:p>3942</text:p>
          </table:table-cell>
          <table:table-cell office:value-type="float" office:value="4819" table:style-name="ce1" table:formula="=floor(1.1*[.B9])">
            <text:p>4819</text:p>
          </table:table-cell>
        </table:table-row>
        <table:table-row>
          <table:table-cell office:value-type="string" office:string-value="FEMALE_HIGH_INCOME">
            <text:p>FEMALE_HIGH_INCOME</text:p>
          </table:table-cell>
          <table:table-cell office:value-type="float" office:value="663">
            <text:p>663</text:p>
          </table:table-cell>
          <table:table-cell office:value-type="string" office:string-value="" table:number-columns-repeated="2"/>
          <table:table-cell office:value-type="float" office:value="331" table:formula="=floor(0.5*[.B10])">
            <text:p>331</text:p>
          </table:table-cell>
          <table:table-cell office:value-type="float" office:value="596" table:formula="=floor(0.9*[.B10])">
            <text:p>596</text:p>
          </table:table-cell>
          <table:table-cell office:value-type="float" office:value="729" table:style-name="ce1" table:formula="=floor(1.1*[.B10])">
            <text:p>729</text:p>
          </table:table-cell>
        </table:table-row>
        <table:table-row>
          <table:table-cell office:value-type="string" office:string-value="YOUNG_LOW_INCOME">
            <text:p>YOUNG_LOW_INCOME</text:p>
          </table:table-cell>
          <table:table-cell office:value-type="float" office:value="3816">
            <text:p>3816</text:p>
          </table:table-cell>
          <table:table-cell office:value-type="string" office:string-value="" table:number-columns-repeated="2"/>
          <table:table-cell office:value-type="float" office:value="1908" table:formula="=floor(0.5*[.B11])">
            <text:p>1908</text:p>
          </table:table-cell>
          <table:table-cell office:value-type="float" office:value="3434" table:formula="=floor(0.9*[.B11])">
            <text:p>3434</text:p>
          </table:table-cell>
          <table:table-cell office:value-type="float" office:value="4197" table:style-name="ce1" table:formula="=floor(1.1*[.B11])">
            <text:p>4197</text:p>
          </table:table-cell>
        </table:table-row>
        <table:table-row>
          <table:table-cell office:value-type="string" office:string-value="YOUNG_HIGH_INCOME">
            <text:p>YOUNG_HIGH_INCOME</text:p>
          </table:table-cell>
          <table:table-cell office:value-type="float" office:value="773">
            <text:p>773</text:p>
          </table:table-cell>
          <table:table-cell office:value-type="string" office:string-value="" table:number-columns-repeated="2"/>
          <table:table-cell office:value-type="float" office:value="386" table:formula="=floor(0.5*[.B12])">
            <text:p>386</text:p>
          </table:table-cell>
          <table:table-cell office:value-type="float" office:value="695" table:formula="=floor(0.9*[.B12])">
            <text:p>695</text:p>
          </table:table-cell>
          <table:table-cell office:value-type="float" office:value="850" table:style-name="ce1" table:formula="=floor(1.1*[.B12])">
            <text:p>850</text:p>
          </table:table-cell>
        </table:table-row>
        <table:table-row>
          <table:table-cell office:value-type="string" office:string-value="OLD_LOW_INCOME">
            <text:p>OLD_LOW_INCOME</text:p>
          </table:table-cell>
          <table:table-cell office:value-type="float" office:value="4196">
            <text:p>4196</text:p>
          </table:table-cell>
          <table:table-cell office:value-type="string" office:string-value="" table:number-columns-repeated="2"/>
          <table:table-cell office:value-type="float" office:value="2098" table:formula="=floor(0.5*[.B13])">
            <text:p>2098</text:p>
          </table:table-cell>
          <table:table-cell office:value-type="float" office:value="3776" table:formula="=floor(0.9*[.B13])">
            <text:p>3776</text:p>
          </table:table-cell>
          <table:table-cell office:value-type="float" office:value="4615" table:style-name="ce1" table:formula="=floor(1.1*[.B13])">
            <text:p>4615</text:p>
          </table:table-cell>
        </table:table-row>
        <table:table-row>
          <table:table-cell office:value-type="string" office:string-value="OLD_HIGH_INCOME">
            <text:p>OLD_HIGH_INCOME</text:p>
          </table:table-cell>
          <table:table-cell office:value-type="float" office:value="1215">
            <text:p>1215</text:p>
          </table:table-cell>
          <table:table-cell office:value-type="string" office:string-value="" table:number-columns-repeated="2"/>
          <table:table-cell office:value-type="float" office:value="607" table:formula="=floor(0.5*[.B14])">
            <text:p>607</text:p>
          </table:table-cell>
          <table:table-cell office:value-type="float" office:value="1093" table:formula="=floor(0.9*[.B14])">
            <text:p>1093</text:p>
          </table:table-cell>
          <table:table-cell office:value-type="float" office:value="1336" table:style-name="ce1" table:formula="=floor(1.1*[.B14])">
            <text:p>1336</text:p>
          </table:table-cell>
        </table:table-row>
        <table:table-row>
          <table:table-cell office:value-type="string" office:string-value="MALE_YOUNG_LOW_INCOME">
            <text:p>MALE_YOUNG_LOW_INCOME</text:p>
          </table:table-cell>
          <table:table-cell office:value-type="float" office:value="1836">
            <text:p>1836</text:p>
          </table:table-cell>
          <table:table-cell office:value-type="string" office:string-value="" table:number-columns-repeated="2"/>
          <table:table-cell office:value-type="float" office:value="918" table:formula="=floor(0.5*[.B15])">
            <text:p>918</text:p>
          </table:table-cell>
          <table:table-cell office:value-type="float" office:value="1652" table:formula="=floor(0.9*[.B15])">
            <text:p>1652</text:p>
          </table:table-cell>
          <table:table-cell office:value-type="float" office:value="2019" table:style-name="ce1" table:formula="=floor(1.1*[.B15])">
            <text:p>2019</text:p>
          </table:table-cell>
        </table:table-row>
        <table:table-row>
          <table:table-cell office:value-type="string" office:string-value="MALE_YOUNG_HIGH_INCOME">
            <text:p>MALE_YOUNG_HIGH_INCOME</text:p>
          </table:table-cell>
          <table:table-cell office:value-type="float" office:value="517">
            <text:p>517</text:p>
          </table:table-cell>
          <table:table-cell office:value-type="string" office:string-value="" table:number-columns-repeated="2"/>
          <table:table-cell office:value-type="float" office:value="258" table:formula="=floor(0.5*[.B16])">
            <text:p>258</text:p>
          </table:table-cell>
          <table:table-cell office:value-type="float" office:value="465" table:formula="=floor(0.9*[.B16])">
            <text:p>465</text:p>
          </table:table-cell>
          <table:table-cell office:value-type="float" office:value="568" table:style-name="ce1" table:formula="=floor(1.1*[.B16])">
            <text:p>568</text:p>
          </table:table-cell>
        </table:table-row>
        <table:table-row>
          <table:table-cell office:value-type="string" office:string-value="MALE_OLD_LOW_INCOME">
            <text:p>MALE_OLD_LOW_INCOME</text:p>
          </table:table-cell>
          <table:table-cell office:value-type="float" office:value="1795">
            <text:p>1795</text:p>
          </table:table-cell>
          <table:table-cell office:value-type="string" office:string-value="" table:number-columns-repeated="2"/>
          <table:table-cell office:value-type="float" office:value="897" table:formula="=floor(0.5*[.B17])">
            <text:p>897</text:p>
          </table:table-cell>
          <table:table-cell office:value-type="float" office:value="1615" table:formula="=floor(0.9*[.B17])">
            <text:p>1615</text:p>
          </table:table-cell>
          <table:table-cell office:value-type="float" office:value="1974" table:style-name="ce1" table:formula="=floor(1.1*[.B17])">
            <text:p>1974</text:p>
          </table:table-cell>
        </table:table-row>
        <table:table-row>
          <table:table-cell office:value-type="string" office:string-value="MALE_OLD_HIGH_INCOME">
            <text:p>MALE_OLD_HIGH_INCOME</text:p>
          </table:table-cell>
          <table:table-cell office:value-type="float" office:value="808">
            <text:p>808</text:p>
          </table:table-cell>
          <table:table-cell office:value-type="string" office:string-value="" table:number-columns-repeated="2"/>
          <table:table-cell office:value-type="float" office:value="404" table:formula="=floor(0.5*[.B18])">
            <text:p>404</text:p>
          </table:table-cell>
          <table:table-cell office:value-type="float" office:value="727" table:formula="=floor(0.9*[.B18])">
            <text:p>727</text:p>
          </table:table-cell>
          <table:table-cell office:value-type="float" office:value="888" table:style-name="ce1" table:formula="=floor(1.1*[.B18])">
            <text:p>888</text:p>
          </table:table-cell>
        </table:table-row>
        <table:table-row>
          <table:table-cell office:value-type="string" office:string-value="FEMALE_YOUNG_LOW_INCOME">
            <text:p>FEMALE_YOUNG_LOW_INCOME</text:p>
          </table:table-cell>
          <table:table-cell office:value-type="float" office:value="1980">
            <text:p>1980</text:p>
          </table:table-cell>
          <table:table-cell office:value-type="string" office:string-value="" table:number-columns-repeated="2"/>
          <table:table-cell office:value-type="float" office:value="990" table:formula="=floor(0.5*[.B19])">
            <text:p>990</text:p>
          </table:table-cell>
          <table:table-cell office:value-type="float" office:value="1782" table:formula="=floor(0.9*[.B19])">
            <text:p>1782</text:p>
          </table:table-cell>
          <table:table-cell office:value-type="float" office:value="2178" table:style-name="ce1" table:formula="=floor(1.1*[.B19])">
            <text:p>2178</text:p>
          </table:table-cell>
        </table:table-row>
        <table:table-row>
          <table:table-cell office:value-type="string" office:string-value="FEMALE_YOUNG_HIGH_INCOME">
            <text:p>FEMALE_YOUNG_HIGH_INCOME</text:p>
          </table:table-cell>
          <table:table-cell office:value-type="float" office:value="256">
            <text:p>256</text:p>
          </table:table-cell>
          <table:table-cell office:value-type="string" office:string-value="" table:number-columns-repeated="2"/>
          <table:table-cell office:value-type="float" office:value="128" table:formula="=floor(0.5*[.B20])">
            <text:p>128</text:p>
          </table:table-cell>
          <table:table-cell office:value-type="float" office:value="230" table:formula="=floor(0.9*[.B20])">
            <text:p>230</text:p>
          </table:table-cell>
          <table:table-cell office:value-type="float" office:value="281" table:style-name="ce1" table:formula="=floor(1.1*[.B20])">
            <text:p>281</text:p>
          </table:table-cell>
        </table:table-row>
        <table:table-row>
          <table:table-cell office:value-type="string" office:string-value="FEMALE_OLD_LOW_INCOME">
            <text:p>FEMALE_OLD_LOW_INCOME</text:p>
          </table:table-cell>
          <table:table-cell office:value-type="float" office:value="2401">
            <text:p>2401</text:p>
          </table:table-cell>
          <table:table-cell office:value-type="string" office:string-value="" table:number-columns-repeated="2"/>
          <table:table-cell office:value-type="float" office:value="1200" table:formula="=floor(0.5*[.B21])">
            <text:p>1200</text:p>
          </table:table-cell>
          <table:table-cell office:value-type="float" office:value="2160" table:formula="=floor(0.9*[.B21])">
            <text:p>2160</text:p>
          </table:table-cell>
          <table:table-cell office:value-type="float" office:value="2641" table:style-name="ce1" table:formula="=floor(1.1*[.B21])">
            <text:p>2641</text:p>
          </table:table-cell>
        </table:table-row>
        <table:table-row>
          <table:table-cell office:value-type="string" office:string-value="FEMALE_OLD_HIGH_INCOME">
            <text:p>FEMALE_OLD_HIGH_INCOME</text:p>
          </table:table-cell>
          <table:table-cell office:value-type="float" office:value="407">
            <text:p>407</text:p>
          </table:table-cell>
          <table:table-cell office:value-type="string" office:string-value="" table:number-columns-repeated="2"/>
          <table:table-cell office:value-type="float" office:value="203" table:formula="=floor(0.5*[.B22])">
            <text:p>203</text:p>
          </table:table-cell>
          <table:table-cell office:value-type="float" office:value="366" table:formula="=floor(0.9*[.B22])">
            <text:p>366</text:p>
          </table:table-cell>
          <table:table-cell office:value-type="float" office:value="447" table:style-name="ce1" table:formula="=floor(1.1*[.B22])">
            <text:p>447</text:p>
          </table:table-cell>
        </table:table-row>
        <table:table-row>
          <table:table-cell office:value-type="string" office:string-value=""/>
          <table:table-cell office:value-type="float" office:value="2000" table:formula="=average([.B3:.B22])">
            <text:p>2000</text:p>
          </table:table-cell>
          <table:table-cell office:value-type="string" office:string-value="" table:number-columns-repeated="2"/>
          <table:table-cell office:value-type="float" office:value="999.7" table:formula="=average([.E3:.E22])">
            <text:p>999.7</text:p>
          </table:table-cell>
          <table:table-cell office:value-type="float" office:value="1799.5" table:formula="=average([.F3:.F22])">
            <text:p>1799.5</text:p>
          </table:table-cell>
          <table:table-cell office:value-type="float" office:value="2199.55" table:formula="=average([.G3:.G22])">
            <text:p>2199.55</text:p>
          </table:table-cell>
        </table:table-row>
        <table:table-row>
          <table:table-cell office:value-type="string" office:string-value=""/>
          <table:table-cell office:value-type="string" office:string-value=""/>
        </table:table-row>
        <table:table-row>
          <table:table-cell office:value-type="string" office:string-value=""/>
          <table:table-cell office:value-type="string" office:string-value="Campaign discount factor.">
            <text:p>Campaign discount factor.</text:p>
          </table:table-cell>
        </table:table-row>
        <table:table-row>
          <table:table-cell office:value-type="string" office:string-value="" table:number-columns-repeated="2"/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</table:table-row>
        <table:table-row>
          <table:table-cell office:value-type="string" office:string-value="" table:number-columns-repeated="2"/>
          <table:table-cell office:value-type="float" office:value="470" table:formula="=FLOOR([.B3]*0.2)">
            <text:p>470</text:p>
          </table:table-cell>
          <table:table-cell office:value-type="float" office:value="941" table:formula="=FLOOR([.B3]*0.4)">
            <text:p>941</text:p>
          </table:table-cell>
          <table:table-cell office:value-type="float" office:value="1411" table:formula="=FLOOR([.B3]*0.6)">
            <text:p>1411</text:p>
          </table:table-cell>
          <table:table-cell office:value-type="float" office:value="7.83333333333333" table:formula="=[.C27]*(1/60)">
            <text:p>7.833333333</text:p>
          </table:table-cell>
          <table:table-cell office:value-type="float" office:value="15.6833333333333" table:formula="=[.D27]*(1/60)">
            <text:p>15.68333333</text:p>
          </table:table-cell>
          <table:table-cell office:value-type="float" office:value="23.5166666666667" table:formula="=[.E27]*(1/60)">
            <text:p>23.51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520" table:formula="=FLOOR([.B4]*0.2)">
            <text:p>520</text:p>
          </table:table-cell>
          <table:table-cell office:value-type="float" office:value="1041" table:formula="=FLOOR([.B4]*0.4)">
            <text:p>1041</text:p>
          </table:table-cell>
          <table:table-cell office:value-type="float" office:value="1561" table:formula="=FLOOR([.B4]*0.6)">
            <text:p>1561</text:p>
          </table:table-cell>
          <table:table-cell office:value-type="float" office:value="8.66666666666667" table:formula="=[.C28]*(1/60)">
            <text:p>8.666666667</text:p>
          </table:table-cell>
          <table:table-cell office:value-type="float" office:value="17.35" table:formula="=[.D28]*(1/60)">
            <text:p>17.35</text:p>
          </table:table-cell>
          <table:table-cell office:value-type="float" office:value="26.0166666666667" table:formula="=[.E28]*(1/60)">
            <text:p>26.01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726" table:formula="=FLOOR([.B5]*0.2)">
            <text:p>726</text:p>
          </table:table-cell>
          <table:table-cell office:value-type="float" office:value="1452" table:formula="=FLOOR([.B5]*0.4)">
            <text:p>1452</text:p>
          </table:table-cell>
          <table:table-cell office:value-type="float" office:value="2178" table:formula="=FLOOR([.B5]*0.6)">
            <text:p>2178</text:p>
          </table:table-cell>
          <table:table-cell office:value-type="float" office:value="12.1" table:formula="=[.C29]*(1/60)">
            <text:p>12.1</text:p>
          </table:table-cell>
          <table:table-cell office:value-type="float" office:value="24.2" table:formula="=[.D29]*(1/60)">
            <text:p>24.2</text:p>
          </table:table-cell>
          <table:table-cell office:value-type="float" office:value="36.3" table:formula="=[.E29]*(1/60)">
            <text:p>36.3</text:p>
          </table:table-cell>
        </table:table-row>
        <table:table-row>
          <table:table-cell office:value-type="string" office:string-value="" table:number-columns-repeated="2"/>
          <table:table-cell office:value-type="float" office:value="265" table:formula="=FLOOR([.B6]*0.2)">
            <text:p>265</text:p>
          </table:table-cell>
          <table:table-cell office:value-type="float" office:value="530" table:formula="=FLOOR([.B6]*0.4)">
            <text:p>530</text:p>
          </table:table-cell>
          <table:table-cell office:value-type="float" office:value="794" table:formula="=FLOOR([.B6]*0.6)">
            <text:p>794</text:p>
          </table:table-cell>
          <table:table-cell office:value-type="float" office:value="4.41666666666667" table:formula="=[.C30]*(1/60)">
            <text:p>4.416666667</text:p>
          </table:table-cell>
          <table:table-cell office:value-type="float" office:value="8.83333333333333" table:formula="=[.D30]*(1/60)">
            <text:p>8.833333333</text:p>
          </table:table-cell>
          <table:table-cell office:value-type="float" office:value="13.2333333333333" table:formula="=[.E30]*(1/60)">
            <text:p>13.23333333</text:p>
          </table:table-cell>
        </table:table-row>
        <table:table-row>
          <table:table-cell office:value-type="string" office:string-value="" table:number-columns-repeated="2"/>
          <table:table-cell office:value-type="float" office:value="447" table:formula="=FLOOR([.B7]*0.2)">
            <text:p>447</text:p>
          </table:table-cell>
          <table:table-cell office:value-type="float" office:value="894" table:formula="=FLOOR([.B7]*0.4)">
            <text:p>894</text:p>
          </table:table-cell>
          <table:table-cell office:value-type="float" office:value="1341" table:formula="=FLOOR([.B7]*0.6)">
            <text:p>1341</text:p>
          </table:table-cell>
          <table:table-cell office:value-type="float" office:value="7.45" table:formula="=[.C31]*(1/60)">
            <text:p>7.45</text:p>
          </table:table-cell>
          <table:table-cell office:value-type="float" office:value="14.9" table:formula="=[.D31]*(1/60)">
            <text:p>14.9</text:p>
          </table:table-cell>
          <table:table-cell office:value-type="float" office:value="22.35" table:formula="=[.E31]*(1/60)">
            <text:p>22.35</text:p>
          </table:table-cell>
        </table:table-row>
        <table:table-row>
          <table:table-cell office:value-type="string" office:string-value="" table:number-columns-repeated="2"/>
          <table:table-cell office:value-type="float" office:value="561" table:formula="=FLOOR([.B8]*0.2)">
            <text:p>561</text:p>
          </table:table-cell>
          <table:table-cell office:value-type="float" office:value="1123" table:formula="=FLOOR([.B8]*0.4)">
            <text:p>1123</text:p>
          </table:table-cell>
          <table:table-cell office:value-type="float" office:value="1684" table:formula="=FLOOR([.B8]*0.6)">
            <text:p>1684</text:p>
          </table:table-cell>
          <table:table-cell office:value-type="float" office:value="9.35" table:formula="=[.C32]*(1/60)">
            <text:p>9.35</text:p>
          </table:table-cell>
          <table:table-cell office:value-type="float" office:value="18.7166666666667" table:formula="=[.D32]*(1/60)">
            <text:p>18.71666667</text:p>
          </table:table-cell>
          <table:table-cell office:value-type="float" office:value="28.0666666666667" table:formula="=[.E32]*(1/60)">
            <text:p>28.0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876" table:formula="=FLOOR([.B9]*0.2)">
            <text:p>876</text:p>
          </table:table-cell>
          <table:table-cell office:value-type="float" office:value="1752" table:formula="=FLOOR([.B9]*0.4)">
            <text:p>1752</text:p>
          </table:table-cell>
          <table:table-cell office:value-type="float" office:value="2628" table:formula="=FLOOR([.B9]*0.6)">
            <text:p>2628</text:p>
          </table:table-cell>
          <table:table-cell office:value-type="float" office:value="14.6" table:formula="=[.C33]*(1/60)">
            <text:p>14.6</text:p>
          </table:table-cell>
          <table:table-cell office:value-type="float" office:value="29.2" table:formula="=[.D33]*(1/60)">
            <text:p>29.2</text:p>
          </table:table-cell>
          <table:table-cell office:value-type="float" office:value="43.8" table:formula="=[.E33]*(1/60)">
            <text:p>43.8</text:p>
          </table:table-cell>
        </table:table-row>
        <table:table-row>
          <table:table-cell office:value-type="string" office:string-value="" table:number-columns-repeated="2"/>
          <table:table-cell office:value-type="float" office:value="132" table:formula="=FLOOR([.B10]*0.2)">
            <text:p>132</text:p>
          </table:table-cell>
          <table:table-cell office:value-type="float" office:value="265" table:formula="=FLOOR([.B10]*0.4)">
            <text:p>265</text:p>
          </table:table-cell>
          <table:table-cell office:value-type="float" office:value="397" table:formula="=FLOOR([.B10]*0.6)">
            <text:p>397</text:p>
          </table:table-cell>
          <table:table-cell office:value-type="float" office:value="2.2" table:formula="=[.C34]*(1/60)">
            <text:p>2.2</text:p>
          </table:table-cell>
          <table:table-cell office:value-type="float" office:value="4.41666666666667" table:formula="=[.D34]*(1/60)">
            <text:p>4.416666667</text:p>
          </table:table-cell>
          <table:table-cell office:value-type="float" office:value="6.61666666666667" table:formula="=[.E34]*(1/60)">
            <text:p>6.61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763" table:formula="=FLOOR([.B11]*0.2)">
            <text:p>763</text:p>
          </table:table-cell>
          <table:table-cell office:value-type="float" office:value="1526" table:formula="=FLOOR([.B11]*0.4)">
            <text:p>1526</text:p>
          </table:table-cell>
          <table:table-cell office:value-type="float" office:value="2289" table:formula="=FLOOR([.B11]*0.6)">
            <text:p>2289</text:p>
          </table:table-cell>
          <table:table-cell office:value-type="float" office:value="12.7166666666667" table:formula="=[.C35]*(1/60)">
            <text:p>12.71666667</text:p>
          </table:table-cell>
          <table:table-cell office:value-type="float" office:value="25.4333333333333" table:formula="=[.D35]*(1/60)">
            <text:p>25.43333333</text:p>
          </table:table-cell>
          <table:table-cell office:value-type="float" office:value="38.15" table:formula="=[.E35]*(1/60)">
            <text:p>38.15</text:p>
          </table:table-cell>
        </table:table-row>
        <table:table-row>
          <table:table-cell office:value-type="string" office:string-value="" table:number-columns-repeated="2"/>
          <table:table-cell office:value-type="float" office:value="154" table:formula="=FLOOR([.B12]*0.2)">
            <text:p>154</text:p>
          </table:table-cell>
          <table:table-cell office:value-type="float" office:value="309" table:formula="=FLOOR([.B12]*0.4)">
            <text:p>309</text:p>
          </table:table-cell>
          <table:table-cell office:value-type="float" office:value="463" table:formula="=FLOOR([.B12]*0.6)">
            <text:p>463</text:p>
          </table:table-cell>
          <table:table-cell office:value-type="float" office:value="2.56666666666667" table:formula="=[.C36]*(1/60)">
            <text:p>2.566666667</text:p>
          </table:table-cell>
          <table:table-cell office:value-type="float" office:value="5.15" table:formula="=[.D36]*(1/60)">
            <text:p>5.15</text:p>
          </table:table-cell>
          <table:table-cell office:value-type="float" office:value="7.71666666666667" table:formula="=[.E36]*(1/60)">
            <text:p>7.71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839" table:formula="=FLOOR([.B13]*0.2)">
            <text:p>839</text:p>
          </table:table-cell>
          <table:table-cell office:value-type="float" office:value="1678" table:formula="=FLOOR([.B13]*0.4)">
            <text:p>1678</text:p>
          </table:table-cell>
          <table:table-cell office:value-type="float" office:value="2517" table:formula="=FLOOR([.B13]*0.6)">
            <text:p>2517</text:p>
          </table:table-cell>
          <table:table-cell office:value-type="float" office:value="13.9833333333333" table:formula="=[.C37]*(1/60)">
            <text:p>13.98333333</text:p>
          </table:table-cell>
          <table:table-cell office:value-type="float" office:value="27.9666666666667" table:formula="=[.D37]*(1/60)">
            <text:p>27.96666667</text:p>
          </table:table-cell>
          <table:table-cell office:value-type="float" office:value="41.95" table:formula="=[.E37]*(1/60)">
            <text:p>41.95</text:p>
          </table:table-cell>
        </table:table-row>
        <table:table-row>
          <table:table-cell office:value-type="string" office:string-value="" table:number-columns-repeated="2"/>
          <table:table-cell office:value-type="float" office:value="243" table:formula="=FLOOR([.B14]*0.2)">
            <text:p>243</text:p>
          </table:table-cell>
          <table:table-cell office:value-type="float" office:value="486" table:formula="=FLOOR([.B14]*0.4)">
            <text:p>486</text:p>
          </table:table-cell>
          <table:table-cell office:value-type="float" office:value="728" table:formula="=FLOOR([.B14]*0.6)">
            <text:p>728</text:p>
          </table:table-cell>
          <table:table-cell office:value-type="float" office:value="4.05" table:formula="=[.C38]*(1/60)">
            <text:p>4.05</text:p>
          </table:table-cell>
          <table:table-cell office:value-type="float" office:value="8.1" table:formula="=[.D38]*(1/60)">
            <text:p>8.1</text:p>
          </table:table-cell>
          <table:table-cell office:value-type="float" office:value="12.1333333333333" table:formula="=[.E38]*(1/60)">
            <text:p>12.13333333</text:p>
          </table:table-cell>
        </table:table-row>
        <table:table-row>
          <table:table-cell office:value-type="string" office:string-value="" table:number-columns-repeated="2"/>
          <table:table-cell office:value-type="float" office:value="367" table:formula="=FLOOR([.B15]*0.2)">
            <text:p>367</text:p>
          </table:table-cell>
          <table:table-cell office:value-type="float" office:value="734" table:formula="=FLOOR([.B15]*0.4)">
            <text:p>734</text:p>
          </table:table-cell>
          <table:table-cell office:value-type="float" office:value="1101" table:formula="=FLOOR([.B15]*0.6)">
            <text:p>1101</text:p>
          </table:table-cell>
          <table:table-cell office:value-type="float" office:value="6.11666666666667" table:formula="=[.C39]*(1/60)">
            <text:p>6.116666667</text:p>
          </table:table-cell>
          <table:table-cell office:value-type="float" office:value="12.2333333333333" table:formula="=[.D39]*(1/60)">
            <text:p>12.23333333</text:p>
          </table:table-cell>
          <table:table-cell office:value-type="float" office:value="18.35" table:formula="=[.E39]*(1/60)">
            <text:p>18.35</text:p>
          </table:table-cell>
        </table:table-row>
        <table:table-row>
          <table:table-cell office:value-type="string" office:string-value="" table:number-columns-repeated="2"/>
          <table:table-cell office:value-type="float" office:value="103" table:formula="=FLOOR([.B16]*0.2)">
            <text:p>103</text:p>
          </table:table-cell>
          <table:table-cell office:value-type="float" office:value="206" table:formula="=FLOOR([.B16]*0.4)">
            <text:p>206</text:p>
          </table:table-cell>
          <table:table-cell office:value-type="float" office:value="310" table:formula="=FLOOR([.B16]*0.6)">
            <text:p>310</text:p>
          </table:table-cell>
          <table:table-cell office:value-type="float" office:value="1.71666666666667" table:formula="=[.C40]*(1/60)">
            <text:p>1.716666667</text:p>
          </table:table-cell>
          <table:table-cell office:value-type="float" office:value="3.43333333333333" table:formula="=[.D40]*(1/60)">
            <text:p>3.433333333</text:p>
          </table:table-cell>
          <table:table-cell office:value-type="float" office:value="5.16666666666667" table:formula="=[.E40]*(1/60)">
            <text:p>5.16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359" table:formula="=FLOOR([.B17]*0.2)">
            <text:p>359</text:p>
          </table:table-cell>
          <table:table-cell office:value-type="float" office:value="718" table:formula="=FLOOR([.B17]*0.4)">
            <text:p>718</text:p>
          </table:table-cell>
          <table:table-cell office:value-type="float" office:value="1076" table:formula="=FLOOR([.B17]*0.6)">
            <text:p>1076</text:p>
          </table:table-cell>
          <table:table-cell office:value-type="float" office:value="5.98333333333333" table:formula="=[.C41]*(1/60)">
            <text:p>5.983333333</text:p>
          </table:table-cell>
          <table:table-cell office:value-type="float" office:value="11.9666666666667" table:formula="=[.D41]*(1/60)">
            <text:p>11.96666667</text:p>
          </table:table-cell>
          <table:table-cell office:value-type="float" office:value="17.9333333333333" table:formula="=[.E41]*(1/60)">
            <text:p>17.93333333</text:p>
          </table:table-cell>
        </table:table-row>
        <table:table-row>
          <table:table-cell office:value-type="string" office:string-value="" table:number-columns-repeated="2"/>
          <table:table-cell office:value-type="float" office:value="161" table:formula="=FLOOR([.B18]*0.2)">
            <text:p>161</text:p>
          </table:table-cell>
          <table:table-cell office:value-type="float" office:value="323" table:formula="=FLOOR([.B18]*0.4)">
            <text:p>323</text:p>
          </table:table-cell>
          <table:table-cell office:value-type="float" office:value="484" table:formula="=FLOOR([.B18]*0.6)">
            <text:p>484</text:p>
          </table:table-cell>
          <table:table-cell office:value-type="float" office:value="2.68333333333333" table:formula="=[.C42]*(1/60)">
            <text:p>2.683333333</text:p>
          </table:table-cell>
          <table:table-cell office:value-type="float" office:value="5.38333333333333" table:formula="=[.D42]*(1/60)">
            <text:p>5.383333333</text:p>
          </table:table-cell>
          <table:table-cell office:value-type="float" office:value="8.06666666666667" table:formula="=[.E42]*(1/60)">
            <text:p>8.06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396" table:formula="=FLOOR([.B19]*0.2)">
            <text:p>396</text:p>
          </table:table-cell>
          <table:table-cell office:value-type="float" office:value="792" table:formula="=FLOOR([.B19]*0.4)">
            <text:p>792</text:p>
          </table:table-cell>
          <table:table-cell office:value-type="float" office:value="1187" table:formula="=FLOOR([.B19]*0.6)">
            <text:p>1187</text:p>
          </table:table-cell>
          <table:table-cell office:value-type="float" office:value="6.6" table:formula="=[.C43]*(1/60)">
            <text:p>6.6</text:p>
          </table:table-cell>
          <table:table-cell office:value-type="float" office:value="13.2" table:formula="=[.D43]*(1/60)">
            <text:p>13.2</text:p>
          </table:table-cell>
          <table:table-cell office:value-type="float" office:value="19.7833333333333" table:formula="=[.E43]*(1/60)">
            <text:p>19.78333333</text:p>
          </table:table-cell>
        </table:table-row>
        <table:table-row>
          <table:table-cell office:value-type="string" office:string-value="" table:number-columns-repeated="2"/>
          <table:table-cell office:value-type="float" office:value="51" table:formula="=FLOOR([.B20]*0.2)">
            <text:p>51</text:p>
          </table:table-cell>
          <table:table-cell office:value-type="float" office:value="102" table:formula="=FLOOR([.B20]*0.4)">
            <text:p>102</text:p>
          </table:table-cell>
          <table:table-cell office:value-type="float" office:value="153" table:formula="=FLOOR([.B20]*0.6)">
            <text:p>153</text:p>
          </table:table-cell>
          <table:table-cell office:value-type="float" office:value="0.85" table:formula="=[.C44]*(1/60)">
            <text:p>0.85</text:p>
          </table:table-cell>
          <table:table-cell office:value-type="float" office:value="1.7" table:formula="=[.D44]*(1/60)">
            <text:p>1.7</text:p>
          </table:table-cell>
          <table:table-cell office:value-type="float" office:value="2.55" table:formula="=[.E44]*(1/60)">
            <text:p>2.55</text:p>
          </table:table-cell>
        </table:table-row>
        <table:table-row>
          <table:table-cell office:value-type="string" office:string-value="" table:number-columns-repeated="2"/>
          <table:table-cell office:value-type="float" office:value="480" table:formula="=FLOOR([.B21]*0.2)">
            <text:p>480</text:p>
          </table:table-cell>
          <table:table-cell office:value-type="float" office:value="960" table:formula="=FLOOR([.B21]*0.4)">
            <text:p>960</text:p>
          </table:table-cell>
          <table:table-cell office:value-type="float" office:value="1440" table:formula="=FLOOR([.B21]*0.6)">
            <text:p>1440</text:p>
          </table:table-cell>
          <table:table-cell office:value-type="float" office:value="8" table:formula="=[.C45]*(1/60)">
            <text:p>8</text:p>
          </table:table-cell>
          <table:table-cell office:value-type="float" office:value="16" table:formula="=[.D45]*(1/60)">
            <text:p>16</text:p>
          </table:table-cell>
          <table:table-cell office:value-type="float" office:value="24" table:formula="=[.E45]*(1/60)">
            <text:p>24</text:p>
          </table:table-cell>
        </table:table-row>
        <table:table-row>
          <table:table-cell office:value-type="string" office:string-value="" table:number-columns-repeated="2"/>
          <table:table-cell office:value-type="float" office:value="81" table:formula="=FLOOR([.B22]*0.2)">
            <text:p>81</text:p>
          </table:table-cell>
          <table:table-cell office:value-type="float" office:value="162" table:formula="=FLOOR([.B22]*0.4)">
            <text:p>162</text:p>
          </table:table-cell>
          <table:table-cell office:value-type="float" office:value="244" table:formula="=FLOOR([.B22]*0.6)">
            <text:p>244</text:p>
          </table:table-cell>
          <table:table-cell office:value-type="float" office:value="1.35" table:formula="=[.C46]*(1/60)">
            <text:p>1.35</text:p>
          </table:table-cell>
          <table:table-cell office:value-type="float" office:value="2.7" table:formula="=[.D46]*(1/60)">
            <text:p>2.7</text:p>
          </table:table-cell>
          <table:table-cell office:value-type="float" office:value="4.06666666666667" table:formula="=[.E46]*(1/60)">
            <text:p>4.066666667</text:p>
          </table:table-cell>
        </table:table-row>
        <table:table-row>
          <table:table-cell office:value-type="string" office:string-value="" table:number-columns-repeated="2"/>
          <table:table-cell office:value-type="string" office:string-value="" table:number-columns-repeated="6"/>
        </table:table-row>
        <table:table-row>
          <table:table-cell office:value-type="string" office:string-value="" table:number-columns-repeated="2"/>
          <table:table-cell office:value-type="string" office:string-value="" table:number-columns-repeated="3"/>
          <table:table-cell office:value-type="float" office:value="799.566666666667" table:formula="=sum([.F27:.H46])">
            <text:p>799.5666667</text:p>
          </table:table-cell>
          <table:table-cell office:value-type="string" office:string-value="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4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6</meta:editing-cycles>
    <dc:date>2017-10-03T12:51:51</dc:date>
    <meta:creation-date>2017-09-26T16:29:30.361259300</meta:creation-date>
    <dc:creator>Enrique Areyan Viqueira</dc:creator>
    <meta:user-defined meta:name="telephone-work"> </meta:user-defined>
  </office:meta>
</office:document-meta>
</file>